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5ce9" officeooo:paragraph-rsid="001e5ce9"/>
    </style:style>
    <style:style style:name="P2" style:family="paragraph" style:parent-style-name="Standard">
      <style:text-properties fo:font-weight="bold" officeooo:rsid="001e5ce9" officeooo:paragraph-rsid="001e5ce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r favor, nos deixe sua opinião, de modo geral, a respeito do evento.</text:p>
      <text:p text:style-name="P1"/>
      <text:p text:style-name="P1">Foi muito legal conheci muitas pessoas legais. Aprendi bastante.</text:p>
      <text:p text:style-name="P1"/>
      <text:p text:style-name="P1">Ótima iniciativa. </text:p>
      <text:p text:style-name="P1"/>
      <text:p text:style-name="P1">Sem dúvida a iniciativa é criar eventos sobre uso de software livre é muito bom, é uma pena em eventos como flsol é que normalmente você quer participar de uma oficina ou palestra na qual coincide no mesmo horário.</text:p>
      <text:p text:style-name="P1"/>
      <text:p text:style-name="P1">Ótimo evento, gostaria de participar novamente.</text:p>
      <text:p text:style-name="P1"/>
      <text:p text:style-name="P1">Ótimo evento, bem organizado, penso que poderia acontecer por mais tempo, um único dia achei pouco.</text:p>
      <text:p text:style-name="P1"/>
      <text:p text:style-name="P1">Adorei o evento, a presença de Maddog deixou tudo ainda mais interessante.</text:p>
      <text:p text:style-name="P1"/>
      <text:p text:style-name="P1">Gostei do evento, aprendi mais sobre software livre, mas foi uma pena não ter conseguido assistir outras palestras por conta da oficina que ocupou a tarde inteira.</text:p>
      <text:p text:style-name="P1"/>
      <text:p text:style-name="P1">"Acredito que o evento ainda acaba atentendo usuários da área de computação, o que não é algo necessáriamente ruim, mas não acho que esse seja o público correto para a divulgação do software livre. Tiveram palestras que atendem a outros públicos, <text:s text:c="3"/>mas não percebi a presença deles.</text:p>
      <text:p text:style-name="P1"/>
      <text:p text:style-name="P1">Ter uma pausa para almoço seria algo a se pensar em outros eventos. Algumas pessoas que chegaram cedo e queriam assistir a várias palestras (como eu), acabaram não tento tempo para almoçar.</text:p>
      <text:p text:style-name="P1"/>
      <text:p text:style-name="P1">Ter mais espaço para minicursos e oficinas também seria bom, e como muitas das palestras são introdutórias, seriam muito boas para a atração de público. Mas palestras mais avançadas também são bem vindas."</text:p>
      <text:p text:style-name="P1"/>
      <text:p text:style-name="P1">"O evento foi muito bom, o único detalhe que eu aponto é a respeito do certificado. Foi emitido um certificado genérico para o evento, e não um certificado da Oficina. Seria interessante que ao final o palestrante fizesse a validação dos alunos em sala para registro do certificado, contendo o nome específico da Oficina e a quantidade de horas aula.</text:p>
      <text:p text:style-name="P1"/>
      <text:p text:style-name="P1">muito bom</text:p>
      <text:p text:style-name="P1"/>
      <text:p text:style-name="P1">Muito louco</text:p>
      <text:p text:style-name="P1"><text:soft-page-break/>Foi um evento muito bom! Recomendarei os próximos a amigos e conhecimentos e se puder gostaria de me envolver mais.</text:p>
      <text:p text:style-name="P1"/>
      <text:p text:style-name="P1">Podia ter alguns materiais para poder levar para casa, para alguns participantes que estavam sem notebook.</text:p>
      <text:p text:style-name="P1"/>
      <text:p text:style-name="P1">Foi bom, conheci pessoas muito legais. E eu acho que é isso, se o principal objetivo do evento é espalhar o conhecimento e fazer novas conexões nesse mundo, funcionou muito pra mim!</text:p>
      <text:p text:style-name="P1"/>
      <text:p text:style-name="P1">Excelente evento! Pretendo participar dos outros a serem realizados ainda neste ano.</text:p>
      <text:p text:style-name="P1"/>
      <text:p text:style-name="P1">De modo geral o evento foi bom, e eu coloquei que não na pergunta anterior, devido a dificuldade de tempo para estar <text:s/>neste trabalho com vocês.</text:p>
      <text:p text:style-name="P1"/>
      <text:p text:style-name="P1">"Gostei o evento, pude conhecer um pouco de como funciona as colaborações dentro da comunidade. Infelizmente só pude ficar no período da manhã, pois tinha outros compromissos. </text:p>
      <text:p text:style-name="P1"/>
      <text:p text:style-name="P1">Minha sugestão seria convencer a universidade de faze uma parceria para melhorar o FTD Digital Arena. Claro que isso, talvez, passa-se por um burocracia, mas acredito que com ajuda da comunidade seria muito positivo tanto para a universidade quanto para os alunos, que poderiam contribuir com conteúdos."</text:p>
      <text:p text:style-name="P1"/>
      <text:p text:style-name="P1">Muito bom! pena pelos laboratórios não terem sido previamente preparados com os softwares necessários (no caso da palestra sobre Ruby) e se perdeu muito tempo criando o ambiente inicial.</text:p>
      <text:p text:style-name="P1"/>
      <text:p text:style-name="P1">Bom</text:p>
      <text:p text:style-name="P1"/>
      <text:p text:style-name="P1">Palestra da Polaquínia tinha que ser num horário diferente</text:p>
      <text:p text:style-name="P1"/>
      <text:p text:style-name="P1">Excelente evento, parabéns!</text:p>
      <text:p text:style-name="P1"/>
      <text:p text:style-name="P1">ótimo evento, voltado a soluções, desde as inscrições.</text:p>
      <text:p text:style-name="P1"/>
      <text:p text:style-name="P1">Evento bem organizado, só achei que deveria ter sido apoiado pela escola politécnica e o ppgia. </text:p>
      <text:p text:style-name="P1"/>
      <text:p text:style-name="P1">Muito bacana, descontraído e comprometido ao mesmo tempo. Gostei bas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Rocha</meta:initial-creator>
    <meta:creation-date>2015-05-23T08:50:35.015549368</meta:creation-date>
    <dc:date>2015-05-23T08:57:03.523615595</dc:date>
    <dc:creator>Leonardo Rocha</dc:creator>
    <meta:editing-duration>PT6M28S</meta:editing-duration>
    <meta:editing-cycles>1</meta:editing-cycles>
    <meta:document-statistic meta:table-count="0" meta:image-count="0" meta:object-count="0" meta:page-count="2" meta:paragraph-count="28" meta:word-count="556" meta:character-count="3403" meta:non-whitespace-character-count="2868"/>
    <meta:generator>LibreOffice/4.3.3.2$Linux_X86_64 LibreOffice_project/430m0$Build-2</meta:generator>
  </office:meta>
</office:document-meta>
</file>